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cc087" officeooo:paragraph-rsid="000cc087"/>
    </style:style>
    <style:style style:name="P2" style:family="paragraph" style:parent-style-name="Standard">
      <style:text-properties fo:font-weight="bold" officeooo:rsid="000d660f" officeooo:paragraph-rsid="000e5671" style:font-weight-asian="bold" style:font-weight-complex="bold"/>
    </style:style>
    <style:style style:name="P3" style:family="paragraph" style:parent-style-name="Standard">
      <style:text-properties fo:font-weight="bold" officeooo:rsid="000e5671" officeooo:paragraph-rsid="000e5671" style:font-weight-asian="bold" style:font-weight-complex="bold"/>
    </style:style>
    <style:style style:name="P4" style:family="paragraph" style:parent-style-name="Standard">
      <style:text-properties officeooo:rsid="00129f9f" officeooo:paragraph-rsid="00129f9f"/>
    </style:style>
    <style:style style:name="P5" style:family="paragraph" style:parent-style-name="Standard">
      <style:paragraph-properties fo:text-align="start" style:justify-single-word="false"/>
      <style:text-properties officeooo:rsid="00129f9f" officeooo:paragraph-rsid="00129f9f"/>
    </style:style>
    <style:style style:name="P6" style:family="paragraph" style:parent-style-name="Standard">
      <style:paragraph-properties fo:text-align="end" style:justify-single-word="false"/>
      <style:text-properties officeooo:rsid="00129f9f" officeooo:paragraph-rsid="00129f9f"/>
    </style:style>
    <style:style style:name="P7" style:family="paragraph" style:parent-style-name="Standard">
      <style:text-properties fo:font-weight="bold" officeooo:rsid="0010040c" officeooo:paragraph-rsid="0010040c" style:font-weight-asian="bold" style:font-weight-complex="bold"/>
    </style:style>
    <style:style style:name="P8" style:family="paragraph" style:parent-style-name="Standard">
      <style:text-properties fo:font-weight="bold" officeooo:rsid="000cc087" officeooo:paragraph-rsid="00129f9f" style:font-weight-asian="bold" style:font-weight-complex="bold"/>
    </style:style>
    <style:style style:name="P9" style:family="paragraph" style:parent-style-name="Standard">
      <style:text-properties fo:font-weight="bold" officeooo:rsid="000d660f" officeooo:paragraph-rsid="000e5671" style:font-weight-asian="bold" style:font-weight-complex="bold"/>
    </style:style>
    <style:style style:name="P10" style:family="paragraph" style:parent-style-name="Standard">
      <style:text-properties fo:font-weight="bold" officeooo:rsid="000e5671" officeooo:paragraph-rsid="000e5671" style:font-weight-asian="bold" style:font-weight-complex="bold"/>
    </style:style>
    <style:style style:name="P11" style:family="paragraph" style:parent-style-name="Standard">
      <style:text-properties fo:font-weight="bold" officeooo:rsid="0013f996" officeooo:paragraph-rsid="0015badb" style:font-weight-asian="bold" style:font-weight-complex="bold"/>
    </style:style>
    <style:style style:name="P12" style:family="paragraph" style:parent-style-name="Standard">
      <style:text-properties fo:font-weight="bold" officeooo:rsid="00181e07" officeooo:paragraph-rsid="0015badb" style:font-weight-asian="bold" style:font-weight-complex="bold"/>
    </style:style>
    <style:style style:name="P13" style:family="paragraph" style:parent-style-name="Standard">
      <style:text-properties fo:font-weight="bold" officeooo:rsid="0019fb39" officeooo:paragraph-rsid="0019fb39" style:font-weight-asian="bold" style:font-weight-complex="bold"/>
    </style:style>
    <style:style style:name="P14" style:family="paragraph" style:parent-style-name="Standard">
      <style:text-properties fo:font-size="15pt" style:text-underline-style="solid" style:text-underline-width="auto" style:text-underline-color="font-color" fo:font-weight="bold" officeooo:rsid="00129f9f" officeooo:paragraph-rsid="00129f9f" style:font-size-asian="15pt" style:font-weight-asian="bold" style:font-size-complex="15pt" style:font-weight-complex="bold"/>
    </style:style>
    <style:style style:name="P15" style:family="paragraph" style:parent-style-name="Standard">
      <style:paragraph-properties fo:text-align="center" style:justify-single-word="false"/>
      <style:text-properties fo:font-size="18pt" fo:font-weight="bold" officeooo:rsid="00129f9f" officeooo:paragraph-rsid="00129f9f"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d660f" style:font-weight-asian="normal" style:font-weight-complex="normal"/>
    </style:style>
    <style:style style:name="T3" style:family="text">
      <style:text-properties fo:font-weight="normal" officeooo:rsid="000e5671" style:font-weight-asian="normal" style:font-weight-complex="normal"/>
    </style:style>
    <style:style style:name="T4" style:family="text">
      <style:text-properties fo:font-weight="normal" officeooo:rsid="0010040c" style:font-weight-asian="normal" style:font-weight-complex="normal"/>
    </style:style>
    <style:style style:name="T5" style:family="text">
      <style:text-properties fo:font-weight="normal" officeooo:rsid="0013f996" style:font-weight-asian="normal" style:font-weight-complex="normal"/>
    </style:style>
    <style:style style:name="T6" style:family="text">
      <style:text-properties fo:font-weight="normal" officeooo:rsid="0015badb" style:font-weight-asian="normal" style:font-weight-complex="normal"/>
    </style:style>
    <style:style style:name="T7" style:family="text">
      <style:text-properties fo:font-weight="normal" officeooo:rsid="00181e07" style:font-weight-asian="normal" style:font-weight-complex="normal"/>
    </style:style>
    <style:style style:name="T8" style:family="text">
      <style:text-properties officeooo:rsid="001004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ECS 3221 Winter2030</text:p>
      <text:p text:style-name="P15">Assignment 2</text:p>
      <text:p text:style-name="P15">POSIX THREAD</text:p>
      <text:p text:style-name="P6">Jae Don Choi #214640668</text:p>
      <text:p text:style-name="P6">Seo Hyun Jeong #215322092</text:p>
      <text:p text:style-name="P6">Edward Izraitel #214964225</text:p>
      <text:p text:style-name="P5"/>
      <text:p text:style-name="P4"/>
      <text:p text:style-name="P14">Written report</text:p>
      <text:p text:style-name="P4"/>
      <text:p text:style-name="P1">Implementation of assignment requirements:</text:p>
      <text:p text:style-name="P1"/>
      <text:p text:style-name="P8">A3.1 (a): <text:span text:style-name="T1">User input is checked and depending if it is Start_Alarm, or Changed_Alarm, Insert or Change is called respectively. Insert adds the alarm into the linked list in a sorted order. </text:span></text:p>
      <text:p text:style-name="P8"><text:span text:style-name="T1">Change changes the information to its corresponding alarm. </text:span><text:span text:style-name="T2">If the message exceeds 128 characters, it is truncated to 128 characters.</text:span></text:p>
      <text:p text:style-name="P2">A3.2.1: <text:span text:style-name="T1">In the main thread user input is checked for Start_Alarm where it is then inserted into the alarm list sorted by id, which is done by the </text:span>Insert<text:span text:style-name="T1"> function. </text:span><text:span text:style-name="T3">I</text:span><text:span text:style-name="T1">f the message exceeds 128 characters, it is truncated to 128 characters. </text:span><text:span text:style-name="T3">After it is inserted the corresponding message is displayed to the shell.</text:span></text:p>
      <text:p text:style-name="P2"><text:span text:style-name="T3"/></text:p>
      <text:p text:style-name="P3">A3.2.2: <text:span text:style-name="T2">In the main thread user input is checked for </text:span><text:span text:style-name="T1">Chang</text:span><text:span text:style-name="T2">_Alarm where it is thehttps://github.com/SeohyunJeong95/Ass2.gitn </text:span><text:span text:style-name="T1">changed by the function </text:span>Change<text:span text:style-name="T1"> and the corresponding values are stored instead. I</text:span><text:span text:style-name="T2">f the message exceeds 128 characters, it is truncated to 128 characters. </text:span><text:span text:style-name="T1">After it is changed the corresponding message is displayed in the shell</text:span></text:p>
      <text:p text:style-name="P3"><text:span text:style-name="T1"/></text:p>
      <text:p text:style-name="P3">A3.3.1 (a):<text:span text:style-name="T1"> There are 3 display threads that are initialized in the main thread. When there are less than 3 alarms in the list then the next inputted alarm will be the initial alarm in its corresponding display thread. When there is 1 alarm in the list it will go into display thread 1, when there are two alarms in the list, the second alarm will go into display thread 2, and the third alarm in the list will go into display thread 3. Once an alarm initializes a display thread the corresponding message is printed in the shell.</text:span></text:p>
      <text:p text:style-name="P3"><text:span text:style-name="T1"/></text:p>
      <text:p text:style-name="P3">A3.3.1 (b):<text:span text:style-name="T1"> When there are 3 or more alarms in our alarm-list, that means all the display threads have at least one alarm in them. The next alarms will be inputted to their corresponding display threads using the following method: </text:span><text:span text:style-name="T7">we keep tract of the expiration time for every alarms. So we took a modulo of 3 of expiration time and assigned it to the thread accordingly of the remainder</text:span><text:span text:style-name="T8">. </text:span><text:span text:style-name="T4">Then the corresponding message is displayed in the shell.</text:span></text:p>
      <text:p text:style-name="P7"/>
      <text:p text:style-name="P7">A3.3.2:<text:span text:style-name="T1"> Once an alarm has expired, </text:span><text:span text:style-name="T5">it prints out the desired message and successfully frees it from the alarm-list.</text:span></text:p>
      <text:p text:style-name="P7"><text:span text:style-name="T5"/></text:p>
      <text:p text:style-name="P11">A3.4: <text:span text:style-name="T1">We created three display_thread assigning each </text:span><text:span text:style-name="T6">of the </text:span><text:span text:style-name="T1">thread</text:span><text:span text:style-name="T6">s</text:span><text:span text:style-name="T1"> with the elements in the list. </text:span><text:span text:style-name="T6">First it will check for an empty then, if it is, we wait for second for command to be pushed, otherwise we check for the “Changed” variable inside alarm structure which indicates 0 if it was pushed by “Start_Alarm” or 1 if “Change_Alarm” was used.</text:span></text:p>
      <text:p text:style-name="P11"><text:span text:style-name="T6"><text:s/>It prints desired message according to the Changed variable every five seconds and outputs expired message when the expired_time is met.</text:span></text:p>
      <text:p text:style-name="P12"><text:span text:style-name="T1"/></text:p>
      <text:p text:style-name="P13"><text:soft-page-break/><text:span text:style-name="T1">Problems</text:span></text:p>
      <text:p text:style-name="P13"><text:span text:style-name="T1"/></text:p>
      <text:p text:style-name="P13"><text:span text:style-name="T1">1. In the alarm_thread the message “Alarm Thread Created ...” (A.3.3.1) kept repeating over and over again. While using the debugger we found that the element that it was iterating over in display_thread was not freed when its time was expired. To fix this problem we had to correctly free the element.</text:span></text:p>
      <text:p text:style-name="P13"><text:span text:style-name="T1"/></text:p>
      <text:p text:style-name="P13"><text:span text:style-name="T1">2. At first we wanted to create a new structure for the display thread, but we had problem assigning the threads to the display_thread. To solve this we created new display_alarm_thread each being assigned based on the condition of the modulo function and once the condition was met, it triggered the display_thread to run.</text:span></text:p>
      <text:p text:style-name="P13"><text:span text:style-name="T1"/></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2:47:21.947179974</meta:creation-date>
    <dc:date>2020-02-23T17:00:30.649010412</dc:date>
    <meta:editing-duration>PT2H16M55S</meta:editing-duration>
    <meta:editing-cycles>4</meta:editing-cycles>
    <meta:generator>LibreOffice/6.1.5.2$Linux_X86_64 LibreOffice_project/90f8dcf33c87b3705e78202e3df5142b201bd805</meta:generator>
    <meta:print-date>2020-02-23T16:52:37.592974882</meta:print-date>
    <meta:document-statistic meta:table-count="0" meta:image-count="0" meta:object-count="0" meta:page-count="2" meta:paragraph-count="20" meta:word-count="567" meta:character-count="3362" meta:non-whitespace-character-count="2813"/>
  </office:meta>
</office:document-meta>
</file>